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5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color="#000000" draw:textarea-horizontal-align="center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fo:min-height="1.17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4" style:family="paragraph">
      <style:paragraph-properties fo:text-align="center" style:text-autospace="none"/>
      <style:text-properties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 style:text-autospace="none"/>
      <style:text-properties fo:color="#000000"/>
    </style:style>
    <style:style style:name="P7" style:family="paragraph">
      <style:paragraph-properties fo:text-align="center" style:text-autospace="none"/>
      <style:text-properties fo:color="#000000" fo:font-family="Arial" style:font-family-generic="swiss" fo:font-size="7.5pt" style:font-family-asian="Arial" style:font-family-generic-asian="swiss" style:font-size-asian="7.5pt" style:font-family-complex="Arial" style:font-family-generic-complex="swiss" style:font-size-complex="4.30000019073486pt"/>
    </style:style>
    <style:style style:name="P8" style:family="paragraph">
      <style:paragraph-properties fo:text-align="end"/>
      <style:text-properties fo:color="#000000"/>
    </style:style>
    <style:style style:name="P9" style:family="paragraph">
      <style:paragraph-properties fo:text-align="end"/>
      <style:text-properties fo:color="#000000" fo:font-size="12pt" style:font-size-asian="12pt" style:font-size-complex="12pt"/>
    </style:style>
    <style:style style:name="P10" style:family="paragraph">
      <style:paragraph-properties fo:text-align="end" style:text-autospace="none"/>
      <style:text-properties fo:color="#000000"/>
    </style:style>
    <style:style style:name="P11" style:family="paragraph">
      <style:paragraph-properties fo:text-align="end" style:text-autospace="none"/>
      <style:text-properties fo:color="#000000" fo:font-size="12pt" style:font-size-asian="12pt" style:font-size-complex="12pt"/>
    </style:style>
    <style:style style:name="P12" style:family="paragraph">
      <style:paragraph-properties fo:text-align="start"/>
      <style:text-properties fo:color="#000000"/>
    </style:style>
    <style:style style:name="P13" style:family="paragraph">
      <style:paragraph-properties fo:text-align="start"/>
      <style:text-properties fo:color="#000000" fo:font-size="12pt" style:font-size-asian="12pt" style:font-size-complex="12pt"/>
    </style:style>
    <style:style style:name="P14" style:family="paragraph">
      <style:paragraph-properties fo:text-align="start" style:text-autospace="none"/>
      <style:text-properties fo:color="#000000"/>
    </style:style>
    <style:style style:name="P15" style:family="paragraph">
      <style:paragraph-properties style:text-autospace="none"/>
      <style:text-properties style:text-underline-style="solid" style:text-underline-width="auto" style:text-underline-color="font-color"/>
    </style:style>
    <style:style style:name="P16" style:family="paragraph">
      <style:paragraph-properties style:text-autospace="none"/>
      <style:text-properties fo:font-family="Arial" style:font-family-generic="swiss" fo:font-size="7.5pt" fo:font-style="normal" style:text-underline-style="solid" style:text-underline-width="auto" style:text-underline-color="font-color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P17" style:family="paragraph">
      <style:paragraph-properties style:text-autospace="none"/>
      <style:text-properties fo:color="#000000"/>
    </style:style>
    <style:style style:name="P18" style:family="paragraph">
      <style:paragraph-properties style:text-autospace="none"/>
      <style:text-properties fo:color="#000000" fo:font-family="Arial" style:font-family-generic="swiss" fo:font-size="7.5pt" fo:font-style="normal" style:font-family-asian="Arial" style:font-family-generic-asian="swiss" style:font-size-asian="7.5pt" style:font-style-asian="normal" style:font-family-complex="Arial" style:font-family-generic-complex="swiss" style:font-size-complex="4.30000019073486pt" style:font-style-complex="normal"/>
    </style:style>
    <style:style style:name="T1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5" style:family="text">
      <style:text-properties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size-asian="14pt" style:font-style-asian="normal" style:font-weight-asian="normal" style:font-family-complex="Arial" style:font-family-generic-complex="swiss" style:font-size-complex="14pt" style:font-style-complex="normal" style:font-weight-complex="normal" style:text-emphasize="none" style:font-relief="none"/>
    </style:style>
    <style:style style:name="T6" style:family="text">
      <style:text-properties style:text-outline="false" style:text-line-through-style="none" fo:font-family="Arial" style:font-family-generic="swiss" style:font-pitch="variable" fo:font-size="14pt" fo:font-style="normal" fo:text-shadow="none" style:text-underline-style="none" fo:font-weight="bold" style:letter-kerning="true" style:font-family-asian="Arial" style:font-family-generic-asian="swiss" style:font-size-asian="14pt" style:font-style-asian="normal" style:font-weight-asian="bold" style:font-family-complex="Arial" style:font-family-generic-complex="swiss" style:font-size-complex="14pt" style:font-style-complex="normal" style:font-weight-complex="bold" style:text-emphasize="none" style:font-relief="none"/>
    </style:style>
    <style:style style:name="T7" style:family="text">
      <style:text-properties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outline="false" style:text-line-through-style="none" fo:font-family="Arial" style:font-family-generic="swiss" fo:font-size="12pt" fo:font-style="normal" fo:text-shadow="none" style:text-underline-style="none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fo:font-family="Arial" style:font-family-generic="swiss" fo:font-size="12pt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size-asian="12pt" style:font-style-asian="normal" style:font-weight-asian="normal" style:font-family-complex="Arial" style:font-family-generic-complex="swiss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4.5cm" svg:height="14.8cm" svg:x="0.1cm" svg:y="5.1cm">
          <text:p/>
        </draw:rect>
        <draw:frame draw:style-name="gr2" draw:text-style-name="P3" draw:layer="layout" svg:width="15cm" svg:height="13.523cm" svg:x="0.1cm" svg:y="6.2cm">
          <draw:text-box>
            <text:p text:style-name="P2"><text:span text:style-name="T1">nonMultipleProperty: String</text:span></text:p>
            <text:p text:style-name="P2"><text:span text:style-name="T1">multipleUniqueOrderedProperty: String[]</text:span></text:p>
            <text:p text:style-name="P2"><text:span text:style-name="T1">multipleUniqueUnorderedProperty: String[]</text:span></text:p>
            <text:p text:style-name="P2"><text:span text:style-name="T1">multipleNonuniqueOrderedProperty: String[]</text:span></text:p>
            <text:p text:style-name="P2"><text:span text:style-name="T1">multipleNonuniqueUnorderedProperty: String[]</text:span></text:p>
            <text:p text:style-name="P2"><text:span text:style-name="T1">argumentPropertyBooleanNonMultiple: Boolean</text:span></text:p>
            <text:p text:style-name="P2"><text:span text:style-name="T1">argumentPropertyBooleanMultiple: Boolean[]</text:span></text:p>
            <text:p text:style-name="P2"><text:span text:style-name="T1">argumentPropertyStringNonMultiple: String</text:span></text:p>
            <text:p text:style-name="P2"><text:span text:style-name="T1">argumentPropertyStringMultiple: String[]</text:span></text:p>
            <text:p text:style-name="P2"><text:span text:style-name="T1">argumentPropertyObjectNonMultiple: Class1</text:span></text:p>
            <text:p text:style-name="P2"><text:span text:style-name="T1">argumentPropertyObjectMultiple: Class1</text:span></text:p>
            <text:p text:style-name="P2"><text:span text:style-name="T1">argumentPropertyEnumerationLiteralNonMultiple: Enumeration1</text:span></text:p>
            <text:p text:style-name="P2"><text:span text:style-name="T1">argumentPropertyEnumerationLiteralMultiple: Enumeration1</text:span></text:p>
            <text:p text:style-name="P2"><text:span text:style-name="T1"/></text:p>
            <text:p text:style-name="P2"><text:span text:style-name="T1">voidOperation() </text:span></text:p>
            <text:p text:style-name="P2"><text:span text:style-name="T1">nonMultipleOperation(): Boolean</text:span></text:p>
            <text:p text:style-name="P2"><text:span text:style-name="T1">multipleUniqueOrderedOperation(): String[]</text:span></text:p>
            <text:p text:style-name="P2"><text:span text:style-name="T1">multipleUniqueUnorderedOperation(): String[]</text:span></text:p>
            <text:p text:style-name="P2"><text:span text:style-name="T1">multipleNonuniqueOrderedOperation(): String[]</text:span></text:p>
            <text:p text:style-name="P2"><text:span text:style-name="T1">multipleNonuniqueUnorderedOperation(): String[]</text:span></text:p>
            <text:p text:style-name="P2"><text:span text:style-name="T1">voidOperationWithBooleanArgument(Boolean) </text:span></text:p>
            <text:p text:style-name="P2"><text:span text:style-name="T2">voidOperationWithBooleanMultipleArgument(Boolean[])</text:span></text:p>
            <text:p text:style-name="P2"><text:span text:style-name="T1">voidOperationWithStringArgument(String) </text:span></text:p>
            <text:p text:style-name="P2"><text:span text:style-name="T1">voidOperationWithStringMultipleArgument(String[]) </text:span></text:p>
            <text:p text:style-name="P2"><text:span text:style-name="T1">voidOperationWithObjectArgument(Object)</text:span></text:p>
            <text:p text:style-name="P2"><text:span text:style-name="T1">voidOperationWithObjectMultipleArgument(Object[])</text:span></text:p>
            <text:p text:style-name="P2"><text:span text:style-name="T1">voidOperationWithEnumerationLiteralArgument(Enumeration1)</text:span></text:p>
            <text:p text:style-name="P2"><text:span text:style-name="T1">voidOperationWithEnumerationLiteralMultipleArgument(Enumeration1[])</text:span></text:p>
          </draw:text-box>
        </draw:frame>
        <draw:rect draw:style-name="gr1" draw:text-style-name="P1" draw:layer="layout" svg:width="5.5cm" svg:height="2.9cm" svg:x="12.1cm" svg:y="0.1cm">
          <text:p/>
        </draw:rect>
        <draw:frame draw:style-name="gr3" draw:text-style-name="P4" draw:layer="layout" svg:width="4.13cm" svg:height="1.292cm" svg:x="12.8cm" svg:y="0.237cm">
          <draw:text-box>
            <text:p text:style-name="P2"><text:span text:style-name="T3">ContainerClass</text:span></text:p>
            <text:p text:style-name="P1"><text:span text:style-name="T4"/></text:p>
          </draw:text-box>
        </draw:frame>
        <draw:line draw:style-name="gr4" draw:text-style-name="P1" draw:layer="layout" svg:x1="12.1cm" svg:y1="1.1cm" svg:x2="17.6cm" svg:y2="1.1cm">
          <text:p/>
        </draw:line>
        <draw:line draw:style-name="gr4" draw:text-style-name="P1" draw:layer="layout" svg:x1="12.1cm" svg:y1="2.1cm" svg:x2="17.6cm" svg:y2="2.1cm">
          <text:p/>
        </draw:line>
        <draw:frame draw:style-name="gr3" draw:text-style-name="P4" draw:layer="layout" svg:width="2.1cm" svg:height="1.292cm" svg:x="6cm" svg:y="5.237cm">
          <draw:text-box>
            <text:p text:style-name="P2"><text:span text:style-name="T3">Class1</text:span></text:p>
            <text:p text:style-name="P1"><text:span text:style-name="T4"/></text:p>
          </draw:text-box>
        </draw:frame>
        <draw:line draw:style-name="gr4" draw:text-style-name="P1" draw:layer="layout" svg:x1="0.1cm" svg:y1="6.1cm" svg:x2="14.6cm" svg:y2="6.1cm">
          <text:p/>
        </draw:line>
        <draw:line draw:style-name="gr4" draw:text-style-name="P1" draw:layer="layout" svg:x1="0.1cm" svg:y1="12.7cm" svg:x2="14.6cm" svg:y2="12.7cm">
          <text:p/>
        </draw:line>
        <draw:rect draw:style-name="gr1" draw:text-style-name="P1" draw:layer="layout" svg:width="6cm" svg:height="2.9cm" svg:x="17.1cm" svg:y="5.1cm">
          <text:p/>
        </draw:rect>
        <draw:frame draw:style-name="gr3" draw:text-style-name="P4" draw:layer="layout" svg:width="2.1cm" svg:height="1.292cm" svg:x="19cm" svg:y="5.237cm">
          <draw:text-box>
            <text:p text:style-name="P2"><text:span text:style-name="T3">Class2</text:span></text:p>
            <text:p text:style-name="P1"><text:span text:style-name="T4"/></text:p>
          </draw:text-box>
        </draw:frame>
        <draw:line draw:style-name="gr4" draw:text-style-name="P1" draw:layer="layout" svg:x1="17.1cm" svg:y1="6.1cm" svg:x2="23.1cm" svg:y2="6.1cm">
          <text:p/>
        </draw:line>
        <draw:frame draw:style-name="gr5" draw:text-style-name="P3" draw:layer="layout" svg:width="6cm" svg:height="1.673cm" svg:x="17.1cm" svg:y="6.2cm">
          <draw:text-box>
            <text:p text:style-name="P2"><text:span text:style-name="T1">NonMultipleProperty: String</text:span></text:p>
            <text:p text:style-name="P2"><text:span text:style-name="T1"/></text:p>
            <text:p text:style-name="P2"><text:span text:style-name="T1"/></text:p>
          </draw:text-box>
        </draw:frame>
        <draw:line draw:style-name="gr4" draw:text-style-name="P1" draw:layer="layout" svg:x1="17.1cm" svg:y1="7.1cm" svg:x2="23.1cm" svg:y2="7.1cm">
          <text:p/>
        </draw:line>
        <draw:line draw:style-name="gr4" draw:text-style-name="P1" draw:layer="layout" svg:x1="17.1cm" svg:y1="6.5cm" svg:x2="14.6cm" svg:y2="6.5cm">
          <text:p/>
        </draw:line>
        <draw:custom-shape draw:style-name="gr6" draw:text-style-name="P1" draw:layer="layout" svg:width="0.6cm" svg:height="0.4cm" draw:transform="rotate (1.5707963267946) translate (14.6cm 6.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5" draw:layer="layout" svg:width="5.5cm" svg:height="2.7cm" svg:x="25.2cm" svg:y="5.1cm">
          <text:p/>
        </draw:rect>
        <draw:frame draw:style-name="gr3" draw:text-style-name="P7" draw:layer="layout" svg:width="3.558cm" svg:height="1.847cm" svg:x="26.2cm" svg:y="5.237cm">
          <draw:text-box>
            <text:p text:style-name="P6"><text:span text:style-name="T5">&lt;&lt;interface&gt;&gt;</text:span></text:p>
            <text:p text:style-name="P6"><text:span text:style-name="T6">Interface2</text:span></text:p>
            <text:p text:style-name="P5"><text:span text:style-name="T7"/></text:p>
          </draw:text-box>
        </draw:frame>
        <draw:line draw:style-name="gr8" draw:text-style-name="P5" draw:layer="layout" svg:x1="25.2cm" svg:y1="6.8cm" svg:x2="30.7cm" svg:y2="6.8cm">
          <text:p/>
        </draw:line>
        <draw:rect draw:style-name="gr7" draw:text-style-name="P5" draw:layer="layout" svg:width="5.5cm" svg:height="2.7cm" svg:x="25.2cm" svg:y="10.3cm">
          <text:p/>
        </draw:rect>
        <draw:frame draw:style-name="gr3" draw:text-style-name="P7" draw:layer="layout" svg:width="3.558cm" svg:height="1.847cm" svg:x="26.1cm" svg:y="10.437cm">
          <draw:text-box>
            <text:p text:style-name="P6"><text:span text:style-name="T5">&lt;&lt;interface&gt;&gt;</text:span></text:p>
            <text:p text:style-name="P6"><text:span text:style-name="T6">Interface3</text:span></text:p>
            <text:p text:style-name="P5"><text:span text:style-name="T7"/></text:p>
          </draw:text-box>
        </draw:frame>
        <draw:line draw:style-name="gr8" draw:text-style-name="P5" draw:layer="layout" svg:x1="25.2cm" svg:y1="12cm" svg:x2="30.7cm" svg:y2="12cm">
          <text:p/>
        </draw:line>
        <draw:line draw:style-name="gr8" draw:text-style-name="P5" draw:layer="layout" svg:x1="29.2cm" svg:y1="10.3cm" svg:x2="29.2cm" svg:y2="7.8cm">
          <text:p/>
        </draw:line>
        <draw:custom-shape draw:style-name="gr9" draw:text-style-name="P5" draw:layer="layout" svg:width="0.6cm" svg:height="0.4cm" svg:x="28.9cm" svg:y="7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" draw:text-style-name="P5" draw:layer="layout" svg:width="5.5cm" svg:height="2.7cm" svg:x="17.3cm" svg:y="10.3cm">
          <text:p/>
        </draw:rect>
        <draw:frame draw:style-name="gr3" draw:text-style-name="P7" draw:layer="layout" svg:width="3.558cm" svg:height="1.847cm" svg:x="18.3cm" svg:y="10.437cm">
          <draw:text-box>
            <text:p text:style-name="P6"><text:span text:style-name="T5">&lt;&lt;interface&gt;&gt;</text:span></text:p>
            <text:p text:style-name="P6"><text:span text:style-name="T6">Interface1</text:span></text:p>
            <text:p text:style-name="P5"><text:span text:style-name="T7"/></text:p>
          </draw:text-box>
        </draw:frame>
        <draw:line draw:style-name="gr8" draw:text-style-name="P5" draw:layer="layout" svg:x1="17.3cm" svg:y1="12cm" svg:x2="22.8cm" svg:y2="12cm">
          <text:p/>
        </draw:line>
        <draw:line draw:style-name="gr10" draw:text-style-name="P5" draw:layer="layout" svg:x1="7.1cm" svg:y1="5.1cm" svg:x2="7.1cm" svg:y2="1.85cm">
          <text:p/>
        </draw:line>
        <draw:line draw:style-name="gr10" draw:text-style-name="P5" draw:layer="layout" svg:x1="7.1cm" svg:y1="1.85cm" svg:x2="12.1cm" svg:y2="1.85cm">
          <text:p/>
        </draw:line>
        <draw:frame draw:style-name="gr11" draw:text-style-name="P9" draw:layer="layout" svg:width="1.3cm" svg:height="0.75cm" svg:x="10.8cm" svg:y="1.85cm">
          <draw:text-box>
            <text:p text:style-name="P8"><text:span text:style-name="T8">1</text:span></text:p>
          </draw:text-box>
        </draw:frame>
        <draw:frame draw:style-name="gr11" draw:text-style-name="P11" draw:layer="layout" svg:width="6cm" svg:height="0.75cm" svg:x="1.1cm" svg:y="4.35cm">
          <draw:text-box>
            <text:p text:style-name="P10"><text:span text:style-name="T9">class1Instances</text:span></text:p>
          </draw:text-box>
        </draw:frame>
        <draw:frame draw:style-name="gr11" draw:text-style-name="P13" draw:layer="layout" svg:width="1.3cm" svg:height="0.75cm" svg:x="7.1cm" svg:y="4.35cm">
          <draw:text-box>
            <text:p text:style-name="P12"><text:span text:style-name="T8">0..*</text:span></text:p>
          </draw:text-box>
        </draw:frame>
        <draw:line draw:style-name="gr10" draw:text-style-name="P5" draw:layer="layout" svg:x1="20.1cm" svg:y1="5.1cm" svg:x2="20.1cm" svg:y2="2.5cm">
          <text:p/>
        </draw:line>
        <draw:line draw:style-name="gr10" draw:text-style-name="P5" draw:layer="layout" svg:x1="17.6cm" svg:y1="2.45cm" svg:x2="20.1cm" svg:y2="2.45cm">
          <text:p/>
        </draw:line>
        <draw:frame draw:style-name="gr11" draw:text-style-name="P9" draw:layer="layout" svg:width="1.3cm" svg:height="0.75cm" svg:x="17.6cm" svg:y="2.45cm">
          <draw:text-box>
            <text:p text:style-name="P12"><text:span text:style-name="T8">1</text:span></text:p>
          </draw:text-box>
        </draw:frame>
        <draw:frame draw:style-name="gr11" draw:text-style-name="P11" draw:layer="layout" svg:width="6cm" svg:height="0.75cm" svg:x="14.1cm" svg:y="4.35cm">
          <draw:text-box>
            <text:p text:style-name="P10"><text:span text:style-name="T9">class2Instances</text:span></text:p>
          </draw:text-box>
        </draw:frame>
        <draw:frame draw:style-name="gr11" draw:text-style-name="P13" draw:layer="layout" svg:width="1.3cm" svg:height="0.75cm" svg:x="20.1cm" svg:y="4.35cm">
          <draw:text-box>
            <text:p text:style-name="P12"><text:span text:style-name="T8">0..*</text:span></text:p>
          </draw:text-box>
        </draw:frame>
        <draw:line draw:style-name="gr10" draw:text-style-name="P5" draw:layer="layout" svg:x1="29.2cm" svg:y1="5.1cm" svg:x2="29.2cm" svg:y2="0.3cm">
          <text:p/>
        </draw:line>
        <draw:line draw:style-name="gr10" draw:text-style-name="P5" draw:layer="layout" svg:x1="17.6cm" svg:y1="0.3cm" svg:x2="29.2cm" svg:y2="0.3cm">
          <text:p/>
        </draw:line>
        <draw:frame draw:style-name="gr11" draw:text-style-name="P9" draw:layer="layout" svg:width="1.3cm" svg:height="0.75cm" svg:x="17.6cm" svg:y="0.3cm">
          <draw:text-box>
            <text:p><text:span text:style-name="T8">1</text:span></text:p>
          </draw:text-box>
        </draw:frame>
        <draw:frame draw:style-name="gr11" draw:text-style-name="P11" draw:layer="layout" svg:width="6cm" svg:height="0.75cm" svg:x="23.2cm" svg:y="4.35cm">
          <draw:text-box>
            <text:p text:style-name="P10"><text:span text:style-name="T9">interface2Instances</text:span></text:p>
          </draw:text-box>
        </draw:frame>
        <draw:frame draw:style-name="gr11" draw:text-style-name="P13" draw:layer="layout" svg:width="1.3cm" svg:height="0.75cm" svg:x="29.2cm" svg:y="4.35cm">
          <draw:text-box>
            <text:p text:style-name="P12"><text:span text:style-name="T8">0..*</text:span></text:p>
          </draw:text-box>
        </draw:frame>
        <draw:frame draw:style-name="gr11" draw:text-style-name="P13" draw:layer="layout" svg:width="1.3cm" svg:height="0.75cm" svg:x="15.4cm" svg:y="5.05cm">
          <draw:text-box>
            <text:p text:style-name="P12"><text:span text:style-name="T8">0..*</text:span></text:p>
          </draw:text-box>
        </draw:frame>
        <draw:line draw:style-name="gr10" draw:text-style-name="P5" draw:layer="layout" svg:x1="24.2cm" svg:y1="11.1cm" svg:x2="24.2cm" svg:y2="1cm">
          <text:p/>
        </draw:line>
        <draw:line draw:style-name="gr10" draw:text-style-name="P5" draw:layer="layout" svg:x1="17.6cm" svg:y1="1cm" svg:x2="24.2cm" svg:y2="1cm">
          <text:p/>
        </draw:line>
        <draw:frame draw:style-name="gr11" draw:text-style-name="P9" draw:layer="layout" svg:width="1.3cm" svg:height="0.75cm" svg:x="17.6cm" svg:y="1cm">
          <draw:text-box>
            <text:p><text:span text:style-name="T8">1</text:span></text:p>
          </draw:text-box>
        </draw:frame>
        <draw:frame draw:style-name="gr11" draw:text-style-name="P11" draw:layer="layout" svg:width="6cm" svg:height="0.75cm" svg:x="24.2cm" svg:y="9.45cm">
          <draw:text-box>
            <text:p text:style-name="P14"><text:span text:style-name="T9">interface3Instances</text:span></text:p>
          </draw:text-box>
        </draw:frame>
        <draw:frame draw:style-name="gr11" draw:text-style-name="P13" draw:layer="layout" svg:width="1.3cm" svg:height="0.75cm" svg:x="24.2cm" svg:y="10.35cm">
          <draw:text-box>
            <text:p text:style-name="P12"><text:span text:style-name="T8">0..*</text:span></text:p>
          </draw:text-box>
        </draw:frame>
        <draw:line draw:style-name="gr10" draw:text-style-name="P5" draw:layer="layout" svg:x1="23.9cm" svg:y1="11.1cm" svg:x2="23.9cm" svg:y2="1.7cm">
          <text:p/>
        </draw:line>
        <draw:line draw:style-name="gr10" draw:text-style-name="P5" draw:layer="layout" svg:x1="17.6cm" svg:y1="1.7cm" svg:x2="23.9cm" svg:y2="1.7cm">
          <text:p/>
        </draw:line>
        <draw:frame draw:style-name="gr11" draw:text-style-name="P9" draw:layer="layout" svg:width="1.3cm" svg:height="0.75cm" svg:x="17.6cm" svg:y="1.7cm">
          <draw:text-box>
            <text:p><text:span text:style-name="T8">1</text:span></text:p>
          </draw:text-box>
        </draw:frame>
        <draw:frame draw:style-name="gr11" draw:text-style-name="P11" draw:layer="layout" svg:width="6cm" svg:height="0.75cm" svg:x="17.9cm" svg:y="9.45cm">
          <draw:text-box>
            <text:p text:style-name="P10"><text:span text:style-name="T9">interface1Instances</text:span></text:p>
          </draw:text-box>
        </draw:frame>
        <draw:frame draw:style-name="gr11" draw:text-style-name="P13" draw:layer="layout" svg:width="1.3cm" svg:height="0.75cm" svg:x="22.6cm" svg:y="10.35cm">
          <draw:text-box>
            <text:p text:style-name="P8"><text:span text:style-name="T8">0..*</text:span></text:p>
          </draw:text-box>
        </draw:frame>
        <draw:line draw:style-name="gr10" draw:text-style-name="P5" draw:layer="layout" svg:x1="22.8cm" svg:y1="11.1cm" svg:x2="23.9cm" svg:y2="11.1cm">
          <text:p/>
        </draw:line>
        <draw:line draw:style-name="gr10" draw:text-style-name="P5" draw:layer="layout" svg:x1="24.2cm" svg:y1="11.1cm" svg:x2="25.2cm" svg:y2="11.1cm">
          <text:p/>
        </draw:line>
      </draw:page>
      <draw:page draw:name="page2" draw:style-name="dp1" draw:master-page-name="Standard">
        <draw:rect draw:style-name="gr1" draw:text-style-name="P1" draw:layer="layout" svg:width="5.5cm" svg:height="2.9cm" svg:x="12.6cm" svg:y="0.1cm">
          <text:p/>
        </draw:rect>
        <draw:frame draw:style-name="gr3" draw:text-style-name="P4" draw:layer="layout" svg:width="4.13cm" svg:height="1.292cm" svg:x="13.3cm" svg:y="0.237cm">
          <draw:text-box>
            <text:p text:style-name="P2"><text:span text:style-name="T3">ContainerClass</text:span></text:p>
            <text:p text:style-name="P1"><text:span text:style-name="T4"/></text:p>
          </draw:text-box>
        </draw:frame>
        <draw:line draw:style-name="gr4" draw:text-style-name="P1" draw:layer="layout" svg:x1="12.6cm" svg:y1="1.1cm" svg:x2="18.1cm" svg:y2="1.1cm">
          <text:p/>
        </draw:line>
        <draw:line draw:style-name="gr4" draw:text-style-name="P1" draw:layer="layout" svg:x1="12.6cm" svg:y1="2.1cm" svg:x2="18.1cm" svg:y2="2.1cm">
          <text:p/>
        </draw:line>
        <draw:rect draw:style-name="gr1" draw:text-style-name="P1" draw:layer="layout" svg:width="9cm" svg:height="4.2cm" svg:x="0.1cm" svg:y="3.7cm">
          <text:p/>
        </draw:rect>
        <draw:frame draw:style-name="gr3" draw:text-style-name="P4" draw:layer="layout" svg:width="7.021cm" svg:height="1.292cm" svg:x="1.1cm" svg:y="3.837cm">
          <draw:text-box>
            <text:p text:style-name="P2"><text:span text:style-name="T3">PrimitiveTypeProviderClass</text:span></text:p>
            <text:p text:style-name="P1"><text:span text:style-name="T4"/></text:p>
          </draw:text-box>
        </draw:frame>
        <draw:line draw:style-name="gr4" draw:text-style-name="P1" draw:layer="layout" svg:x1="0.1cm" svg:y1="4.7cm" svg:x2="9.1cm" svg:y2="4.7cm">
          <text:p/>
        </draw:line>
        <draw:frame draw:style-name="gr5" draw:text-style-name="P3" draw:layer="layout" svg:width="6cm" svg:height="2.147cm" svg:x="0.1cm" svg:y="4.8cm">
          <draw:text-box>
            <text:p text:style-name="P2"><text:span text:style-name="T1">booleanProperty: Boolean</text:span></text:p>
            <text:p text:style-name="P2"><text:span text:style-name="T1">integerProperty: Integer</text:span></text:p>
            <text:p text:style-name="P2"><text:span text:style-name="T1">realProperty: Real</text:span></text:p>
            <text:p text:style-name="P2"><text:span text:style-name="T1">stringProperty: String</text:span></text:p>
          </draw:text-box>
        </draw:frame>
        <draw:line draw:style-name="gr4" draw:text-style-name="P1" draw:layer="layout" svg:x1="0.1cm" svg:y1="7cm" svg:x2="9.1cm" svg:y2="7cm">
          <text:p/>
        </draw:line>
        <draw:rect draw:style-name="gr1" draw:text-style-name="P1" draw:layer="layout" svg:width="9cm" svg:height="4.2cm" svg:x="0.101cm" svg:y="9.1cm">
          <text:p/>
        </draw:rect>
        <draw:frame draw:style-name="gr3" draw:text-style-name="P4" draw:layer="layout" svg:width="7.318cm" svg:height="1.292cm" svg:x="0.801cm" svg:y="9.237cm">
          <draw:text-box>
            <text:p text:style-name="P2"><text:span text:style-name="T3">CollectionTypeProviderClass</text:span></text:p>
            <text:p text:style-name="P1"><text:span text:style-name="T4"/></text:p>
          </draw:text-box>
        </draw:frame>
        <draw:line draw:style-name="gr4" draw:text-style-name="P1" draw:layer="layout" svg:x1="0.101cm" svg:y1="10.1cm" svg:x2="9.1cm" svg:y2="10.1cm">
          <text:p/>
        </draw:line>
        <draw:frame draw:style-name="gr5" draw:text-style-name="P3" draw:layer="layout" svg:width="8.499cm" svg:height="2.147cm" svg:x="0.101cm" svg:y="10.1cm">
          <draw:text-box>
            <text:p text:style-name="P2"><text:span text:style-name="T1">bagProperty: Bag&lt;String&gt;</text:span></text:p>
            <text:p text:style-name="P2"><text:span text:style-name="T1">orderedSetProperty: OrderedSet&lt;Integer&gt;</text:span></text:p>
            <text:p text:style-name="P2"><text:span text:style-name="T1">sequenceProperty: Sequence&lt;String&gt;</text:span></text:p>
            <text:p text:style-name="P2"><text:span text:style-name="T1">setProperty: Set&lt;String&gt;</text:span></text:p>
          </draw:text-box>
        </draw:frame>
        <draw:line draw:style-name="gr4" draw:text-style-name="P1" draw:layer="layout" svg:x1="0.101cm" svg:y1="12.3cm" svg:x2="9.1cm" svg:y2="12.3cm">
          <text:p/>
        </draw:line>
        <draw:rect draw:style-name="gr1" draw:text-style-name="P1" draw:layer="layout" svg:width="9cm" svg:height="3cm" svg:x="0.102cm" svg:y="14.5cm">
          <text:p/>
        </draw:rect>
        <draw:frame draw:style-name="gr3" draw:text-style-name="P4" draw:layer="layout" svg:width="8.342cm" svg:height="1.292cm" svg:x="0.502cm" svg:y="14.637cm">
          <draw:text-box>
            <text:p text:style-name="P2"><text:span text:style-name="T3">EnumerationLiteralProviderClass</text:span></text:p>
            <text:p text:style-name="P1"><text:span text:style-name="T4"/></text:p>
          </draw:text-box>
        </draw:frame>
        <draw:line draw:style-name="gr4" draw:text-style-name="P1" draw:layer="layout" svg:x1="0.102cm" svg:y1="15.5cm" svg:x2="9.1cm" svg:y2="15.5cm">
          <text:p/>
        </draw:line>
        <draw:frame draw:style-name="gr5" draw:text-style-name="P3" draw:layer="layout" svg:width="8.998cm" svg:height="0.8cm" svg:x="0.102cm" svg:y="15.6cm">
          <draw:text-box>
            <text:p text:style-name="P2"><text:span text:style-name="T1">enumerationLiteralProperty1: Enumeration1</text:span></text:p>
          </draw:text-box>
        </draw:frame>
        <draw:line draw:style-name="gr4" draw:text-style-name="P1" draw:layer="layout" svg:x1="0.102cm" svg:y1="16.5cm" svg:x2="9.1cm" svg:y2="16.5cm">
          <text:p/>
        </draw:line>
        <draw:rect draw:style-name="gr1" draw:text-style-name="P1" draw:layer="layout" svg:width="9cm" svg:height="3cm" svg:x="21.7cm" svg:y="3.7cm">
          <text:p/>
        </draw:rect>
        <draw:frame draw:style-name="gr3" draw:text-style-name="P4" draw:layer="layout" svg:width="8.473cm" svg:height="1.292cm" svg:x="22cm" svg:y="3.837cm">
          <draw:text-box>
            <text:p text:style-name="P2"><text:span text:style-name="T3">StaticPropertyAndOperationClass</text:span></text:p>
            <text:p text:style-name="P1"><text:span text:style-name="T4"/></text:p>
          </draw:text-box>
        </draw:frame>
        <draw:line draw:style-name="gr4" draw:text-style-name="P1" draw:layer="layout" svg:x1="21.7cm" svg:y1="4.7cm" svg:x2="30.698cm" svg:y2="4.7cm">
          <text:p/>
        </draw:line>
        <draw:frame draw:style-name="gr5" draw:text-style-name="P16" draw:layer="layout" svg:width="8.998cm" svg:height="1.673cm" svg:x="21.7cm" svg:y="4.8cm">
          <draw:text-box>
            <text:p text:style-name="P15"><text:span text:style-name="T10">staticProperty: String</text:span></text:p>
            <text:p text:style-name="P15"><text:span text:style-name="T10"/></text:p>
            <text:p text:style-name="P15"><text:span text:style-name="T10">staticOperation(): String</text:span></text:p>
          </draw:text-box>
        </draw:frame>
        <draw:line draw:style-name="gr4" draw:text-style-name="P1" draw:layer="layout" svg:x1="21.7cm" svg:y1="5.7cm" svg:x2="30.698cm" svg:y2="5.7cm">
          <text:p/>
        </draw:line>
        <draw:rect draw:style-name="gr1" draw:text-style-name="P1" draw:layer="layout" svg:width="9cm" svg:height="3cm" svg:x="21.7cm" svg:y="9.1cm">
          <text:p/>
        </draw:rect>
        <draw:frame draw:style-name="gr3" draw:text-style-name="P4" draw:layer="layout" svg:width="4.028cm" svg:height="1.292cm" svg:x="24.3cm" svg:y="9.237cm">
          <draw:text-box>
            <text:p text:style-name="P2"><text:span text:style-name="T3">CopyableClass</text:span></text:p>
            <text:p text:style-name="P1"><text:span text:style-name="T4"/></text:p>
          </draw:text-box>
        </draw:frame>
        <draw:line draw:style-name="gr4" draw:text-style-name="P1" draw:layer="layout" svg:x1="21.7cm" svg:y1="10.1cm" svg:x2="30.698cm" svg:y2="10.1cm">
          <text:p/>
        </draw:line>
        <draw:line draw:style-name="gr4" draw:text-style-name="P1" draw:layer="layout" svg:x1="21.7cm" svg:y1="11.1cm" svg:x2="30.698cm" svg:y2="11.1cm">
          <text:p/>
        </draw:line>
        <draw:rect draw:style-name="gr1" draw:text-style-name="P1" draw:layer="layout" svg:width="9cm" svg:height="3cm" svg:x="21.7cm" svg:y="14.5cm">
          <text:p/>
        </draw:rect>
        <draw:frame draw:style-name="gr3" draw:text-style-name="P4" draw:layer="layout" svg:width="4.905cm" svg:height="1.292cm" svg:x="23.8cm" svg:y="14.637cm">
          <draw:text-box>
            <text:p text:style-name="P2"><text:span text:style-name="T3">NoncopyableClass</text:span></text:p>
            <text:p text:style-name="P1"><text:span text:style-name="T4"/></text:p>
          </draw:text-box>
        </draw:frame>
        <draw:line draw:style-name="gr4" draw:text-style-name="P1" draw:layer="layout" svg:x1="21.7cm" svg:y1="15.5cm" svg:x2="30.698cm" svg:y2="15.5cm">
          <text:p/>
        </draw:line>
        <draw:line draw:style-name="gr4" draw:text-style-name="P1" draw:layer="layout" svg:x1="21.7cm" svg:y1="16.5cm" svg:x2="30.698cm" svg:y2="16.5cm">
          <text:p/>
        </draw:line>
        <draw:rect draw:style-name="gr7" draw:text-style-name="P5" draw:layer="layout" svg:width="5.5cm" svg:height="3cm" svg:x="12.7cm" svg:y="16.9cm">
          <text:p/>
        </draw:rect>
        <draw:frame draw:style-name="gr3" draw:text-style-name="P7" draw:layer="layout" svg:width="4.405cm" svg:height="1.847cm" svg:x="13.3cm" svg:y="17.037cm">
          <draw:text-box>
            <text:p text:style-name="P6"><text:span text:style-name="T5">&lt;&lt;enumeration&gt;&gt;</text:span></text:p>
            <text:p text:style-name="P6"><text:span text:style-name="T6">Enumeration</text:span></text:p>
            <text:p text:style-name="P5"><text:span text:style-name="T7"/></text:p>
          </draw:text-box>
        </draw:frame>
        <draw:frame draw:style-name="gr5" draw:text-style-name="P18" draw:layer="layout" svg:width="6cm" svg:height="1.199cm" svg:x="12.7cm" svg:y="18.7cm">
          <draw:text-box>
            <text:p text:style-name="P17"><text:span text:style-name="T9">Literal1</text:span></text:p>
            <text:p text:style-name="P17"><text:span text:style-name="T9">Literal2</text:span></text:p>
          </draw:text-box>
        </draw:frame>
        <draw:line draw:style-name="gr8" draw:text-style-name="P5" draw:layer="layout" svg:x1="12.7cm" svg:y1="18.6cm" svg:x2="18.2cm" svg:y2="18.6cm">
          <text:p/>
        </draw:line>
        <draw:line draw:style-name="gr10" draw:text-style-name="P5" draw:layer="layout" svg:x1="7.6cm" svg:y1="3.7cm" svg:x2="7.6cm" svg:y2="1.6cm">
          <text:p/>
        </draw:line>
        <draw:line draw:style-name="gr10" draw:text-style-name="P5" draw:layer="layout" svg:x1="7.6cm" svg:y1="1.6cm" svg:x2="12.6cm" svg:y2="1.6cm">
          <text:p/>
        </draw:line>
        <draw:frame draw:style-name="gr11" draw:text-style-name="P9" draw:layer="layout" svg:width="1.3cm" svg:height="0.75cm" svg:x="11.3cm" svg:y="1.65cm">
          <draw:text-box>
            <text:p text:style-name="P8"><text:span text:style-name="T8">1</text:span></text:p>
          </draw:text-box>
        </draw:frame>
        <draw:frame draw:style-name="gr11" draw:text-style-name="P11" draw:layer="layout" svg:width="7.5cm" svg:height="0.75cm" svg:x="0.1cm" svg:y="2.95cm">
          <draw:text-box>
            <text:p text:style-name="P10"><text:span text:style-name="T9">primitiveProviderClassInstances</text:span></text:p>
          </draw:text-box>
        </draw:frame>
        <draw:frame draw:style-name="gr11" draw:text-style-name="P13" draw:layer="layout" svg:width="1.3cm" svg:height="0.75cm" svg:x="7.6cm" svg:y="2.95cm">
          <draw:text-box>
            <text:p text:style-name="P12"><text:span text:style-name="T8">0..*</text:span></text:p>
          </draw:text-box>
        </draw:frame>
        <draw:line draw:style-name="gr10" draw:text-style-name="P5" draw:layer="layout" svg:x1="23.1cm" svg:y1="3.7cm" svg:x2="23.1cm" svg:y2="1.6cm">
          <text:p/>
        </draw:line>
        <draw:line draw:style-name="gr10" draw:text-style-name="P5" draw:layer="layout" svg:x1="18.1cm" svg:y1="1.6cm" svg:x2="23.1cm" svg:y2="1.6cm">
          <text:p/>
        </draw:line>
        <draw:frame draw:style-name="gr11" draw:text-style-name="P9" draw:layer="layout" svg:width="1.3cm" svg:height="0.75cm" svg:x="18.1cm" svg:y="1.65cm">
          <draw:text-box>
            <text:p text:style-name="P12"><text:span text:style-name="T8">1</text:span></text:p>
          </draw:text-box>
        </draw:frame>
        <draw:frame draw:style-name="gr11" draw:text-style-name="P11" draw:layer="layout" svg:width="7.5cm" svg:height="1.199cm" svg:x="23.1cm" svg:y="2.55cm">
          <draw:text-box>
            <text:p text:style-name="P14"><text:span text:style-name="T9">staticPropertyAndOperation</text:span><text:span text:style-name="T9"><text:line-break/></text:span><text:span text:style-name="T9">ClassInstances</text:span></text:p>
          </draw:text-box>
        </draw:frame>
        <draw:frame draw:style-name="gr11" draw:text-style-name="P13" draw:layer="layout" svg:width="1.3cm" svg:height="0.75cm" svg:x="21.8cm" svg:y="2.95cm">
          <draw:text-box>
            <text:p text:style-name="P8"><text:span text:style-name="T8">0..*</text:span></text:p>
          </draw:text-box>
        </draw:frame>
        <draw:line draw:style-name="gr10" draw:text-style-name="P5" draw:layer="layout" svg:x1="13.1cm" svg:y1="9.3cm" svg:x2="13.1cm" svg:y2="3cm">
          <text:p/>
        </draw:line>
        <draw:frame draw:style-name="gr11" draw:text-style-name="P9" draw:layer="layout" svg:width="1.3cm" svg:height="0.75cm" svg:x="11.8cm" svg:y="3.05cm">
          <draw:text-box>
            <text:p text:style-name="P8"><text:span text:style-name="T8">1</text:span></text:p>
          </draw:text-box>
        </draw:frame>
        <draw:line draw:style-name="gr10" draw:text-style-name="P5" draw:layer="layout" svg:x1="9.1cm" svg:y1="9.3cm" svg:x2="13.1cm" svg:y2="9.3cm">
          <text:p/>
        </draw:line>
        <draw:frame draw:style-name="gr11" draw:text-style-name="P13" draw:layer="layout" svg:width="1.3cm" svg:height="0.75cm" svg:x="9.1cm" svg:y="9.35cm">
          <draw:text-box>
            <text:p text:style-name="P12"><text:span text:style-name="T8">0..*</text:span></text:p>
          </draw:text-box>
        </draw:frame>
        <draw:frame draw:style-name="gr11" draw:text-style-name="P11" draw:layer="layout" svg:width="8cm" svg:height="0.75cm" svg:x="5.1cm" svg:y="8.35cm">
          <draw:text-box>
            <text:p text:style-name="P10"><text:span text:style-name="T9">collectionTypeProviderClassInstances</text:span></text:p>
          </draw:text-box>
        </draw:frame>
        <draw:line draw:style-name="gr10" draw:text-style-name="P5" draw:layer="layout" svg:x1="17.6cm" svg:y1="9.3cm" svg:x2="17.6cm" svg:y2="3cm">
          <text:p/>
        </draw:line>
        <draw:frame draw:style-name="gr11" draw:text-style-name="P9" draw:layer="layout" svg:width="1.3cm" svg:height="0.75cm" svg:x="17.6cm" svg:y="3.05cm">
          <draw:text-box>
            <text:p text:style-name="P12"><text:span text:style-name="T8">1</text:span></text:p>
          </draw:text-box>
        </draw:frame>
        <draw:line draw:style-name="gr10" draw:text-style-name="P5" draw:layer="layout" svg:x1="17.6cm" svg:y1="9.3cm" svg:x2="21.7cm" svg:y2="9.3cm">
          <text:p/>
        </draw:line>
        <draw:frame draw:style-name="gr11" draw:text-style-name="P13" draw:layer="layout" svg:width="1.3cm" svg:height="0.75cm" svg:x="20.4cm" svg:y="9.35cm">
          <draw:text-box>
            <text:p text:style-name="P8"><text:span text:style-name="T8">0..*</text:span></text:p>
          </draw:text-box>
        </draw:frame>
        <draw:frame draw:style-name="gr11" draw:text-style-name="P11" draw:layer="layout" svg:width="8cm" svg:height="0.75cm" svg:x="17.6cm" svg:y="8.35cm">
          <draw:text-box>
            <text:p text:style-name="P14"><text:span text:style-name="T9">copyableClassInstances</text:span></text:p>
          </draw:text-box>
        </draw:frame>
        <draw:line draw:style-name="gr10" draw:text-style-name="P5" draw:layer="layout" svg:x1="14.1cm" svg:y1="14.7cm" svg:x2="14.1cm" svg:y2="3cm">
          <text:p/>
        </draw:line>
        <draw:frame draw:style-name="gr11" draw:text-style-name="P9" draw:layer="layout" svg:width="1.3cm" svg:height="0.75cm" svg:x="12.8cm" svg:y="3.05cm">
          <draw:text-box>
            <text:p text:style-name="P8"><text:span text:style-name="T8">1</text:span></text:p>
          </draw:text-box>
        </draw:frame>
        <draw:line draw:style-name="gr10" draw:text-style-name="P5" draw:layer="layout" svg:x1="9.1cm" svg:y1="14.7cm" svg:x2="14.1cm" svg:y2="14.7cm">
          <text:p/>
        </draw:line>
        <draw:frame draw:style-name="gr11" draw:text-style-name="P13" draw:layer="layout" svg:width="1.3cm" svg:height="0.75cm" svg:x="9.1cm" svg:y="14.75cm">
          <draw:text-box>
            <text:p text:style-name="P12"><text:span text:style-name="T8">0..*</text:span></text:p>
          </draw:text-box>
        </draw:frame>
        <draw:frame draw:style-name="gr12" draw:text-style-name="P11" draw:layer="layout" svg:width="9.5cm" svg:height="1.424cm" svg:x="4.6cm" svg:y="13.638cm">
          <draw:text-box>
            <text:p text:style-name="P10"><text:span text:style-name="T9">enumerationLiteralProviderClassInstances</text:span></text:p>
          </draw:text-box>
        </draw:frame>
        <draw:line draw:style-name="gr10" draw:text-style-name="P5" draw:layer="layout" svg:x1="16.5cm" svg:y1="14.7cm" svg:x2="16.5cm" svg:y2="3cm">
          <text:p/>
        </draw:line>
        <draw:frame draw:style-name="gr11" draw:text-style-name="P13" draw:layer="layout" svg:width="1.3cm" svg:height="0.75cm" svg:x="16.5cm" svg:y="3.05cm">
          <draw:text-box>
            <text:p text:style-name="P12"><text:span text:style-name="T8">1</text:span></text:p>
          </draw:text-box>
        </draw:frame>
        <draw:line draw:style-name="gr10" draw:text-style-name="P5" draw:layer="layout" svg:x1="16.5cm" svg:y1="14.7cm" svg:x2="21.7cm" svg:y2="14.7cm">
          <text:p/>
        </draw:line>
        <draw:frame draw:style-name="gr11" draw:text-style-name="P13" draw:layer="layout" svg:width="1.3cm" svg:height="0.75cm" svg:x="20.4cm" svg:y="14.75cm">
          <draw:text-box>
            <text:p text:style-name="P8"><text:span text:style-name="T8">0..*</text:span></text:p>
          </draw:text-box>
        </draw:frame>
        <draw:frame draw:style-name="gr11" draw:text-style-name="P11" draw:layer="layout" svg:width="8cm" svg:height="0.75cm" svg:x="16.5cm" svg:y="13.75cm">
          <draw:text-box>
            <text:p text:style-name="P14"><text:span text:style-name="T9">noncopyableClassInsta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30.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laas Wilke</meta:initial-creator>
    <meta:creation-date>2009-03-24T13:54:35.67</meta:creation-date>
    <dc:date>2009-10-26T06:34:57.55</dc:date>
    <dc:creator>Claas Wilke</dc:creator>
    <meta:editing-duration>PT05H03M34S</meta:editing-duration>
    <meta:editing-cycles>106</meta:editing-cycles>
    <meta:generator>OpenOffice.org/3.1$Win32 OpenOffice.org_project/310m19$Build-9420</meta:generator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